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91cm"/>
    </style:style>
    <style:style style:name="co3" style:family="table-column">
      <style:table-column-properties fo:break-before="auto" style:column-width="6.249cm"/>
    </style:style>
    <style:style style:name="co4" style:family="table-column">
      <style:table-column-properties fo:break-before="auto" style:column-width="11.499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896cm"/>
    </style:style>
    <style:style style:name="co12" style:family="table-column">
      <style:table-column-properties fo:break-before="auto" style:column-width="3.092cm"/>
    </style:style>
    <style:style style:name="co13" style:family="table-column">
      <style:table-column-properties fo:break-before="auto" style:column-width="2.591cm"/>
    </style:style>
    <style:style style:name="co14" style:family="table-column">
      <style:table-column-properties fo:break-before="auto" style:column-width="2.656cm"/>
    </style:style>
    <style:style style:name="co15" style:family="table-column">
      <style:table-column-properties fo:break-before="auto" style:column-width="1.939cm"/>
    </style:style>
    <style:style style:name="co16" style:family="table-column">
      <style:table-column-properties fo:break-before="auto" style:column-width="2.612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1.5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erv032020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0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rv032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18" table:number-columns-repeated="2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23" office:value-type="string" office:string-value="NOME" calcext:value-type="string" table:number-columns-spanned="1" table:number-rows-spanned="3">
            <text:p><text:s/>NOME 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3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3"/>
          <table:table-cell table:style-name="ce1" office:value-type="string" calcext:value-type="string" table:number-columns-spanned="1" table:number-rows-spanned="3">
            <office:annotation draw:style-name="gr1" draw:text-style-name="P2" svg:width="4.145cm" svg:height="1.681cm" svg:x="65.139cm" svg:y="0cm" draw:caption-point-x="1.508cm" draw:caption-point-y="0.01cm">
              <dc:date>2020-04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20"/>
          <table:table-cell table:style-name="ce21" table:number-columns-repeated="1004"/>
        </table:table-row>
        <table:table-row table:style-name="ro2">
          <table:covered-table-cell table:style-name="ce1"/>
          <table:covered-table-cell table:style-name="ce23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5.226cm" svg:height="1.893cm" svg:x="47.297cm" svg:y="0cm" draw:caption-point-x="1.277cm" draw:caption-point-y="0.459cm">
              <dc:date>2020-04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471cm" svg:height="1.47cm" svg:x="50.235cm" svg:y="0.059cm" draw:caption-point-x="1.431cm" draw:caption-point-y="0.4cm">
              <dc:date>2020-04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417cm" svg:height="1.311cm" svg:x="52.798cm" svg:y="0.011cm" draw:caption-point-x="1.459cm" draw:caption-point-y="0.448cm">
              <dc:date>2020-04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3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3"/>
          <table:table-cell table:style-name="ce1" office:value-type="string" calcext:value-type="string" table:number-columns-spanned="1" table:number-rows-spanned="2">
            <office:annotation draw:style-name="gr5" draw:text-style-name="P2" svg:width="3.346cm" svg:height="1.047cm" svg:x="62.406cm" svg:y="0.069cm" draw:caption-point-x="1.389cm" draw:caption-point-y="0.39cm">
              <dc:date>2020-04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20"/>
          <table:table-cell table:style-name="ce21" table:number-columns-repeated="1004"/>
        </table:table-row>
        <table:table-row table:style-name="ro3">
          <table:covered-table-cell table:style-name="ce1"/>
          <table:covered-table-cell table:style-name="ce23"/>
          <table:covered-table-cell table:number-columns-repeated="2" table:style-name="ce1"/>
          <table:table-cell table:style-name="ce9" office:value-type="string" calcext:value-type="string">
            <office:annotation draw:style-name="gr6" draw:text-style-name="P2" svg:width="5.796cm" svg:height="2.051cm" svg:x="31.44cm" svg:y="0.551cm" draw:caption-point-x="1.107cm" draw:caption-point-y="0.432cm">
              <dc:date>2020-04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9" office:value-type="string" calcext:value-type="string">
            <office:annotation draw:style-name="gr6" draw:text-style-name="P2" svg:width="5.596cm" svg:height="2.051cm" svg:x="34.505cm" svg:y="0.551cm" draw:caption-point-x="1.092cm" draw:caption-point-y="0.432cm">
              <dc:date>2020-04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9" office:value-type="string" calcext:value-type="string">
            <office:annotation draw:style-name="gr7" draw:text-style-name="P2" svg:width="6.798cm" svg:height="2.254cm" svg:x="37.576cm" svg:y="0.618cm" draw:caption-point-x="1.244cm" draw:caption-point-y="0.365cm">
              <dc:date>2020-04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9" office:value-type="string" calcext:value-type="string">
            <office:annotation draw:style-name="gr6" draw:text-style-name="P2" svg:width="5.184cm" svg:height="2.051cm" svg:x="39.846cm" svg:y="0.551cm" draw:caption-point-x="0.933cm" draw:caption-point-y="0.432cm">
              <dc:date>2020-04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9" office:value-type="string" calcext:value-type="string">
            <office:annotation draw:style-name="gr6" draw:text-style-name="P2" svg:width="4.814cm" svg:height="2.051cm" svg:x="42.313cm" svg:y="0.363cm" draw:caption-point-x="1.035cm" draw:caption-point-y="0.62cm">
              <dc:date>2020-04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9" office:value-type="string" calcext:value-type="string">
            <office:annotation draw:style-name="gr8" draw:text-style-name="P2" svg:width="5.713cm" svg:height="3.162cm" svg:x="44.649cm" svg:y="0.587cm" draw:caption-point-x="1.029cm" draw:caption-point-y="0.396cm">
              <dc:date>2020-04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1" draw:text-style-name="P2" svg:width="6.763cm" svg:height="1.681cm" svg:x="55.452cm" svg:y="0.464cm" draw:caption-point-x="1.462cm" draw:caption-point-y="0.519cm">
              <dc:date>2020-04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9" office:value-type="string" calcext:value-type="string">
            <office:annotation draw:style-name="gr6" draw:text-style-name="P2" svg:width="5.271cm" svg:height="2.051cm" svg:x="57.559cm" svg:y="0.561cm" draw:caption-point-x="1.293cm" draw:caption-point-y="0.422cm">
              <dc:date>2020-04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9" office:value-type="string" calcext:value-type="string">
            <office:annotation draw:style-name="gr1" draw:text-style-name="P2" svg:width="7.075cm" svg:height="1.681cm" svg:x="60.428cm" svg:y="0.463cm" draw:caption-point-x="1.037cm" draw:caption-point-y="0.52cm">
              <dc:date>2020-04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20"/>
          <table:table-cell table:style-name="ce21" table:number-columns-repeated="1004"/>
        </table:table-row>
        <table:table-row table:style-name="ro4">
          <table:table-cell table:style-name="ce2" office:value-type="float" office:value="5641" calcext:value-type="float">
            <text:p>5641</text:p>
          </table:table-cell>
          <table:table-cell table:style-name="ce6" office:value-type="string" office:string-value="ADELSON SANTOS DA CRUZ                            " calcext:value-type="string">
            <text:p><text:s/>ADELSON SANTOS DA CRUZ <text:s text:c="28"/></text:p>
          </table:table-cell>
          <table:table-cell table:style-name="ce6" office:value-type="string" office:string-value="AUXILIAR DE PROMOTORIA I" calcext:value-type="string">
            <text:p><text:s/>AUXILIAR DE PROMOTORIA I </text:p>
          </table:table-cell>
          <table:table-cell table:style-name="ce6" office:value-type="string" office:string-value="SERVICO TECNICO ADMINISTRATIVO DE SANTOS" calcext:value-type="string">
            <text:p><text:s/>SERVICO TECNICO ADMINISTRATIVO DE SANTOS </text:p>
          </table:table-cell>
          <table:table-cell table:style-name="ce10" office:value-type="float" office:value="3138.93" calcext:value-type="float">
            <text:p><text:s/>3.138,93 </text:p>
          </table:table-cell>
          <table:table-cell table:style-name="ce12" office:value-type="float" office:value="156.94" calcext:value-type="float">
            <text:p><text:s/>156,94 </text:p>
          </table:table-cell>
          <table:table-cell table:style-name="ce12" office:value-type="float" office:value="712.52" calcext:value-type="float">
            <text:p><text:s/>712,52 </text:p>
          </table:table-cell>
          <table:table-cell table:number-columns-repeated="3" table:style-name="ce14" office:value-type="string" office:string-value="-" calcext:value-type="string">
            <text:p><text:s/>- </text:p>
          </table:table-cell>
          <table:table-cell table:style-name="ce12" office:value-type="float" office:value="812.72" calcext:value-type="float">
            <text:p><text:s/>812,72 </text:p>
          </table:table-cell>
          <table:table-cell table:style-name="ce14" office:value-type="float" office:value="1296.6" calcext:value-type="float">
            <text:p><text:s/>1.296,60 </text:p>
          </table:table-cell>
          <table:table-cell table:style-name="ce15" office:value-type="float" office:value="6117.71" calcext:value-type="float">
            <text:p><text:s/>6.117,71 </text:p>
          </table:table-cell>
          <table:table-cell table:style-name="ce6" office:value-type="float" office:value="521.08" calcext:value-type="float">
            <text:p><text:s/>521,08 </text:p>
          </table:table-cell>
          <table:table-cell table:style-name="ce6" office:value-type="float" office:value="195.35" calcext:value-type="float">
            <text:p><text:s/>195,35 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716.43" calcext:value-type="float">
            <text:p><text:s/>716,43 </text:p>
          </table:table-cell>
          <table:table-cell table:style-name="ce12" office:value-type="float" office:value="5401.28" calcext:value-type="float">
            <text:p><text:s/>5.401,28 </text:p>
          </table:table-cell>
          <table:table-cell table:number-columns-repeated="1006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3154">
          <table:table-cell table:number-columns-repeated="1024"/>
        </table:table-row>
        <table:table-row table:style-name="ro6" table:number-rows-repeated="540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Serv032020.$A$1" table:cell-range-address="$Serv032020.$E$3:.$E$3"/>
        </table:named-expressions>
      </table:table>
      <table:named-expressions/>
      <table:database-ranges>
        <table:database-range table:name="__Anonymous_Sheet_DB__0" table:target-range-address="Serv032020.E3:Serv032020.E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54:17.7166648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erv032020" style:display-name="PageStyle_Serv03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4T18:05:41.833634945</dc:date>
    <meta:editing-duration>PT11M22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